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9pt" fo:language="fr" fo:country="FR" fo:font-weight="bold" style:font-size-asian="9pt" style:font-weight-asian="bold"/>
    </style:style>
    <style:style style:name="P2" style:family="paragraph" style:parent-style-name="Standard">
      <style:text-properties fo:font-size="10pt" fo:language="fr" fo:country="FR" style:font-size-asian="10pt"/>
    </style:style>
    <style:style style:name="P3" style:family="paragraph" style:parent-style-name="Standard">
      <style:text-properties fo:font-size="10pt" fo:language="fr" fo:country="FR" style:font-size-asian="10pt" style:font-name-complex="Arial"/>
    </style:style>
    <style:style style:name="P4" style:family="paragraph" style:parent-style-name="Standard">
      <style:text-properties fo:font-size="10pt" fo:language="fr" fo:country="FR" fo:font-weight="bold" style:font-size-asian="10pt" style:font-weight-asian="bold"/>
    </style:style>
    <style:style style:name="P5" style:family="paragraph" style:parent-style-name="Standard" style:master-page-name="Standard">
      <style:paragraph-properties style:page-number="auto"/>
      <style:text-properties fo:font-size="10pt" fo:language="fr" fo:country="FR" style:font-size-asian="10pt"/>
    </style:style>
    <style:style style:name="P6" style:family="paragraph" style:parent-style-name="Standard">
      <style:text-properties fo:font-size="10pt" fo:language="fr" fo:country="FR" style:font-size-asian="10pt"/>
    </style:style>
    <style:style style:name="T1" style:family="text">
      <style:text-properties fo:font-size="10pt" fo:language="fr" fo:country="FR" style:font-size-asian="10pt" style:font-name-complex="Ari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
      <text:p text:style-name="P2">Frédéric Kerdraon</text:p>
      <text:p text:style-name="P2"><text:a xlink:type="simple" xlink:href="mailto:fredkerdraon@hotmail.com">fredkerdraon@hotmail.com</text:a></text:p>
      <text:p text:style-name="P2">Tel : 06,24,16,97,04</text:p>
      <text:p text:style-name="P2"/>
      <text:p text:style-name="P2"/>
      <text:p text:style-name="P2"/>
      <text:p text:style-name="P2">Brest, le 12 Juillet 2014,</text:p>
      <text:p text:style-name="P1"/>
      <text:p text:style-name="P1"/>
      <text:p text:style-name="P1"/>
      <text:p text:style-name="P1"/>
      <text:p text:style-name="P2">Madame, monsieur,</text:p>
      <text:p text:style-name="P4"/>
      <text:p text:style-name="P3"/>
      <text:p text:style-name="Standard"><text:span text:style-name="T1">Après plusieurs années d'expériences dans la gestion de grands projets, en France et à l'étranger. Je souhaite, pour des raisons personnelles me stabiliser dans la région dont je suis originaire, et mettre à disposition le savoir faire acquis durant les 13 dernières années. </text:span></text:p>
      <text:p text:style-name="P3"/>
      <text:p text:style-name="Standard"><text:span text:style-name="T1">Initialement formé au Crédit Commercial de France, j'ai ensuite évolué au sein du groupe HSBC, qui m’a fait confiance pour gérer des projets de plus en plus importants, que ce soit pour la gestion des ressources, les spécifications techniques, ou <text:s/>l’architecture informatique, mais aussi pour la coordination et la communication avec les différents intervenants des projets. </text:span></text:p>
      <text:p text:style-name="P3"/>
      <text:p text:style-name="Standard"><text:span text:style-name="T1">J’ai ainsi été amené à gérer des équipes hétéroclites dans un contexte de haute technicité et sous de fortes contraintes en termes de qualité, délai et de coûts, avec des intervenants de <text:s/>différents pays et continents.</text:span></text:p>
      <text:p text:style-name="P3"/>
      <text:p text:style-name="Standard"><text:span text:style-name="T1">J’ai aussi eu l’occasion de me confronter à des problématiques plus locales, à Brest en tant que chef d’un projet de guerre électronique pour Thales Airborne, puis pour le Crédit Mutuel Arkea.</text:span></text:p>
      <text:p text:style-name="Standard"><text:span text:style-name="T1">Cela m’a permis de transposer les méthodologies acquises par le passé dans des environnements plus limité en terme de budget.</text:span></text:p>
      <text:p text:style-name="Standard"><text:span text:style-name="T1"/></text:p>
      <text:p text:style-name="Standard"><text:span text:style-name="T1">Ce fut aussi l’occasion pour moi de mettre en place de nouveaux outils de gestion basés sur les méthodes agiles.</text:span><text:span text:style-name="T1"><text:line-break/></text:span></text:p>
      <text:p text:style-name="P3">En espérant que mon profil retiendra votre attention et que nous aurons l'occasion d'échanger sur vos problématiques actuelles, n'hésitez pas à me contacter.</text:p>
      <text:p text:style-name="P4"/>
      <text:p text:style-name="P4"/>
      <text:p text:style-name="P2">Très cordialement</text:p>
      <text:p text:style-name="P4"/>
      <text:p text:style-name="P4"/>
      <text:p text:style-name="P4"><text:tab/><text:tab/><text:tab/><text:tab/><text:tab/><text:tab/><text:tab/>Frédéric Kerdra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US" style:font-name-asian="Arial"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Frédéric Kerdraon 60 Plymouth Wharf E14 3EL - London  07717721960 fredkerdraon@hotmail</dc:title>
    <meta:initial-creator>kerdraof</meta:initial-creator>
    <meta:creation-date>2009-08-17T14:57:00</meta:creation-date>
    <dc:date>2014-07-12T17:32:04.58</dc:date>
    <meta:print-date>2014-07-12T17:29:48.31</meta:print-date>
    <meta:editing-cycles>23</meta:editing-cycles>
    <meta:editing-duration>PT1H25M44S</meta:editing-duration>
    <meta:generator>OpenOffice.org/3.3$Win32 OpenOffice.org_project/330m20$Build-9567</meta:generator>
    <meta:document-statistic meta:table-count="0" meta:image-count="0" meta:object-count="0" meta:page-count="1" meta:paragraph-count="14" meta:word-count="247" meta:character-count="1600"/>
  </office:meta>
</office:document-meta>
</file>